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5pt" fo:font-weight="normal" officeooo:rsid="00590d63" officeooo:paragraph-rsid="00590d6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" style:family="paragraph" style:parent-style-name="Standard">
      <style:text-properties style:text-position="0% 100%" style:font-name="Liberation Serif1" fo:font-size="15pt" fo:font-weight="bold" officeooo:rsid="00590d63" officeooo:paragraph-rsid="00590d63" style:font-name-asian="Liberation Serif1" style:font-size-asian="13.1000003814697pt" style:font-weight-asian="bold" style:font-name-complex="Liberation Serif1" style:font-size-complex="15pt" style:font-weight-complex="bold"/>
    </style:style>
    <style:style style:name="P3" style:family="paragraph" style:parent-style-name="Standard">
      <style:text-properties style:text-position="0% 100%" style:font-name="Liberation Serif1" fo:font-size="15pt" fo:font-weight="normal" officeooo:rsid="00590d63" officeooo:paragraph-rsid="00590d6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" style:family="paragraph" style:parent-style-name="Standard">
      <style:text-properties style:text-position="0% 100%" style:font-name="Liberation Serif1" fo:font-size="15pt" fo:font-weight="normal" officeooo:rsid="005b5032" officeooo:paragraph-rsid="005b5032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5" style:family="paragraph" style:parent-style-name="Standard">
      <style:text-properties style:text-position="0% 100%" style:font-name="Liberation Serif1" fo:font-size="15pt" fo:font-weight="normal" officeooo:rsid="005d3c46" officeooo:paragraph-rsid="005d3c4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6" style:family="paragraph" style:parent-style-name="Standard">
      <style:text-properties style:text-position="0% 100%" style:font-name="Liberation Serif1" fo:font-size="15pt" fo:font-weight="normal" officeooo:rsid="005d3c46" officeooo:paragraph-rsid="005e7f91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7" style:family="paragraph" style:parent-style-name="Standard">
      <style:text-properties style:text-position="0% 100%" style:font-name="Liberation Serif1" fo:font-size="15pt" fo:font-weight="normal" officeooo:rsid="005e7f91" officeooo:paragraph-rsid="005d3c4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8" style:family="paragraph" style:parent-style-name="Standard">
      <style:text-properties style:text-position="0% 100%" style:font-name="Liberation Serif1" fo:font-size="15pt" fo:font-weight="normal" officeooo:rsid="005e7f91" officeooo:paragraph-rsid="005e7f91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9" style:family="paragraph" style:parent-style-name="Standard">
      <style:text-properties style:text-position="0% 100%" style:font-name="Liberation Serif1" fo:font-size="15pt" fo:font-weight="bold" officeooo:rsid="005b5032" officeooo:paragraph-rsid="005b5032" style:font-name-asian="Liberation Serif1" style:font-size-asian="13.1000003814697pt" style:font-weight-asian="bold" style:font-name-complex="Liberation Serif1" style:font-size-complex="15pt" style:font-weight-complex="bold"/>
    </style:style>
    <style:style style:name="T1" style:family="text">
      <style:text-properties officeooo:rsid="00597bc1"/>
    </style:style>
    <style:style style:name="T2" style:family="text">
      <style:text-properties officeooo:rsid="005e7f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Loop:</text:p>
      <text:p text:style-name="P1">&gt;&gt;v=zeros(10,1);<text:tab/><text:tab/><text:span text:style-name="T1">or<text:tab/>&gt;&gt;v=zeros(10,1);</text:span></text:p>
      <text:p text:style-name="P1">&gt;&gt;for i=1:10,<text:tab/><text:tab/><text:tab/><text:span text:style-name="T1">&gt;&gt;indx=1:10;</text:span></text:p>
      <text:p text:style-name="P1">&gt; <text:s/><text:tab/>v(i)=2^i;<text:tab/><text:tab/><text:tab/><text:span text:style-name="T1">&gt;&gt;for i=index,</text:span></text:p>
      <text:p text:style-name="P1">&gt; <text:s text:c="2"/>end;<text:tab/><text:tab/><text:tab/><text:tab/><text:span text:style-name="T1">&gt;<text:tab/>v(i)=2^i;</text:span></text:p>
      <text:p text:style-name="P1"><text:tab/><text:tab/><text:tab/><text:tab/><text:tab/><text:span text:style-name="T1">&gt;end;</text:span></text:p>
      <text:p text:style-name="P4">break and continue works too.</text:p>
      <text:p text:style-name="P4"/>
      <text:p text:style-name="P9">While Loop, <text:span text:style-name="T2">If statement</text:span>:</text:p>
      <text:p text:style-name="P5">&gt;&gt;i=1;<text:tab/><text:tab/><text:tab/><text:tab/><text:span text:style-name="T2"><text:tab/>&gt;&gt;i=1;</text:span></text:p>
      <text:p text:style-name="P6">&gt;&gt;while i &lt;=5,<text:tab/><text:tab/><text:tab/><text:tab/><text:span text:style-name="T2">&gt;&gt;while true,</text:span></text:p>
      <text:p text:style-name="P5">&gt;<text:tab/>v(i) = 100;<text:tab/><text:tab/><text:tab/><text:tab/><text:span text:style-name="T2">&gt;<text:tab/>v(i) = 999;</text:span></text:p>
      <text:p text:style-name="P5">&gt;<text:tab/>i=i+1;<text:tab/><text:tab/><text:tab/><text:tab/><text:span text:style-name="T2">&gt;<text:tab/>i=i+1;</text:span></text:p>
      <text:p text:style-name="P5">&gt; <text:s/>end;<text:tab/><text:tab/><text:tab/><text:tab/><text:tab/><text:span text:style-name="T2">&gt;<text:tab/>if i == 6,</text:span></text:p>
      <text:p text:style-name="P5"><text:tab/><text:tab/><text:tab/><text:tab/><text:tab/><text:tab/><text:span text:style-name="T2">&gt;<text:tab/> <text:s text:c="4"/>break;<text:tab/></text:span></text:p>
      <text:p text:style-name="P5"><text:tab/><text:tab/><text:tab/><text:tab/><text:tab/><text:tab/><text:span text:style-name="T2">&gt;<text:tab/>end;</text:span></text:p>
      <text:p text:style-name="P5"><text:tab/><text:tab/><text:tab/><text:tab/><text:tab/><text:tab/><text:span text:style-name="T2">&gt; <text:s text:c="2"/>end;</text:span></text:p>
      <text:p text:style-name="P7"/>
      <text:p text:style-name="P8">&gt;&gt;if (v==1),</text:p>
      <text:p text:style-name="P8">&gt;<text:tab/>display('v is 1');</text:p>
      <text:p text:style-name="P8">&gt; <text:s/>elseif v==2,</text:p>
      <text:p text:style-name="P8">&gt;<text:tab/>display('v is 2');</text:p>
      <text:p text:style-name="P8">&gt; <text:s/>else,</text:p>
      <text:p text:style-name="P8">&gt;<text:tab/>display('none');</text:p>
      <text:p text:style-name="P8">&gt; <text:s/>end;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42:40.006768303</meta:creation-date>
    <meta:generator>LibreOffice/5.0.5.2$Linux_X86_64 LibreOffice_project/00m0$Build-2</meta:generator>
    <dc:date>2016-06-16T23:03:56.190125968</dc:date>
    <meta:editing-duration>PT7H2M46S</meta:editing-duration>
    <meta:editing-cycles>76</meta:editing-cycles>
    <meta:document-statistic meta:table-count="0" meta:image-count="0" meta:object-count="0" meta:page-count="1" meta:paragraph-count="23" meta:word-count="77" meta:character-count="459" meta:non-whitespace-character-count="341"/>
  </office:meta>
</office:document-meta>
</file>